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/>
    <style:font-face style:name="Linux Libertine" svg:font-family="'Linux Libertine'" style:font-adornments="Bold Italic" style:font-pitch="variable"/>
    <style:font-face style:name="Arial" svg:font-family="Arial" style:font-family-generic="swiss" style:font-pitch="variable"/>
    <style:font-face style:name="Droid Sans" svg:font-family="'Droid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Речь</text:h>
      <text:p text:style-name="Standard"/>
      <text:h text:style-name="Heading_20_2" text:outline-level="2">Слайд 1</text:h>
      <text:p text:style-name="P1">Здравствуйте, меня зовут Архипов Сергей Валерьевич. Мой научный руководи­тель – Пакшин Павел Владимирович. В работе рассматриваются вопросы пара­метризации управлений в системах с марковскими переключениями и задачах робастной стабилизации.</text:p>
      <text:p text:style-name="Standard"/>
      <text:h text:style-name="Heading_20_2" text:outline-level="2">Слайд 2</text:h>
      <text:p text:style-name="Standard">Итак, пусть есть некоторая динамическая система, описываемая системой урав­нений (1), где <draw:frame draw:style-name="fr1" draw:name="Object1" text:anchor-type="as-char" svg:width="0.425cm" svg:height="0.467cm" draw:z-index="0"><draw:object xlink:href="./Object 1" xlink:type="simple" xlink:show="embed" xlink:actuate="onLoad"/><draw:image xlink:href="./ObjectReplacements/Object 1" xlink:type="simple" xlink:show="embed" xlink:actuate="onLoad"/></draw:frame> – вектор состояний динамической системы, <draw:frame draw:style-name="fr1" draw:name="Object2" text:anchor-type="as-char" svg:width="0.445cm" svg:height="0.467cm" draw:z-index="1"><draw:object xlink:href="./Object 2" xlink:type="simple" xlink:show="embed" xlink:actuate="onLoad"/><draw:image xlink:href="./ObjectReplacements/Object 2" xlink:type="simple" xlink:show="embed" xlink:actuate="onLoad"/></draw:frame> – вектор выхо­дов, <draw:frame draw:style-name="fr1" draw:name="Object3" text:anchor-type="as-char" svg:width="0.422cm" svg:height="0.467cm" draw:z-index="2"><draw:object xlink:href="./Object 3" xlink:type="simple" xlink:show="embed" xlink:actuate="onLoad"/><draw:image xlink:href="./ObjectReplacements/Object 3" xlink:type="simple" xlink:show="embed" xlink:actuate="onLoad"/></draw:frame> – вектор управлений. Необходимо построить такое управление <draw:frame draw:style-name="fr1" draw:name="Object4" text:anchor-type="as-char" svg:width="0.422cm" svg:height="0.467cm" draw:z-index="3"><draw:object xlink:href="./Object 4" xlink:type="simple" xlink:show="embed" xlink:actuate="onLoad"/><draw:image xlink:href="./ObjectReplacements/Object 4" xlink:type="simple" xlink:show="embed" xlink:actuate="onLoad"/></draw:frame>, кото­рое бы наилучшим образом соответствовало некоторому критерию. В работе рассматривается синтез такого управления, которое бы стабилизировало дина­мическую систему обратной связью по выходу.</text:p>
      <text:p text:style-name="Standard"/>
      <text:h text:style-name="Heading_20_2" text:outline-level="2">Слайд 3</text:h>
      <text:p text:style-name="Standard">В 1890 году Ляпунов доказал, что система будет стабилизируема тогда и только тогда, когда найдутся матрицы положительно определенные матрицы <draw:frame draw:style-name="fr1" draw:name="Object5" text:anchor-type="as-char" svg:width="0.49cm" svg:height="0.467cm" draw:z-index="4"><draw:object xlink:href="./Object 5" xlink:type="simple" xlink:show="embed" xlink:actuate="onLoad"/><draw:image xlink:href="./ObjectReplacements/Object 5" xlink:type="simple" xlink:show="embed" xlink:actuate="onLoad"/></draw:frame> и <draw:frame draw:style-name="fr1" draw:name="Object6" text:anchor-type="as-char" svg:width="0.492cm" svg:height="0.467cm" draw:z-index="5"><draw:object xlink:href="./Object 6" xlink:type="simple" xlink:show="embed" xlink:actuate="onLoad"/><draw:image xlink:href="./ObjectReplacements/Object 6" xlink:type="simple" xlink:show="embed" xlink:actuate="onLoad"/></draw:frame> <text:s text:c="2"/>подходящих размерностей такие, что будет выполнено неравенство (2). После замены и ряда преобразований, матрица <draw:frame draw:style-name="fr1" draw:name="Object7" text:anchor-type="as-char" svg:width="0.492cm" svg:height="0.467cm" draw:z-index="6"><draw:object xlink:href="./Object 7" xlink:type="simple" xlink:show="embed" xlink:actuate="onLoad"/><draw:image xlink:href="./ObjectReplacements/Object 7" xlink:type="simple" xlink:show="embed" xlink:actuate="onLoad"/></draw:frame>, которая также называется матри­цей усиления, может быть найдена из неравенства (3). Однако, в общем случае задача (3) не будет являться выпуклой, следовательно использование эффектив­ных способов решения крайне затруднено.</text:p>
      <text:p text:style-name="Standard"/>
      <text:h text:style-name="Heading_20_2" text:outline-level="2">Слайд 4</text:h>
      <text:p text:style-name="Standard">В 1999 году Цезаром Крузиусом и Алесандро Трофино был предложен метод, который заключается в следующем: необходимо найти матрицы <draw:frame draw:style-name="fr1" draw:name="Object8" text:anchor-type="as-char" svg:width="0.554cm" svg:height="0.467cm" draw:z-index="7"><draw:object xlink:href="./Object 8" xlink:type="simple" xlink:show="embed" xlink:actuate="onLoad"/><draw:image xlink:href="./ObjectReplacements/Object 8" xlink:type="simple" xlink:show="embed" xlink:actuate="onLoad"/></draw:frame>, <draw:frame draw:style-name="fr1" draw:name="Object9" text:anchor-type="as-char" svg:width="0.517cm" svg:height="0.467cm" draw:z-index="8"><draw:object xlink:href="./Object 9" xlink:type="simple" xlink:show="embed" xlink:actuate="onLoad"/><draw:image xlink:href="./ObjectReplacements/Object 9" xlink:type="simple" xlink:show="embed" xlink:actuate="onLoad"/></draw:frame> и <draw:frame draw:style-name="fr1" draw:name="Object10" text:anchor-type="as-char" svg:width="0.587cm" svg:height="0.467cm" draw:z-index="9"><draw:object xlink:href="./Object 10" xlink:type="simple" xlink:show="embed" xlink:actuate="onLoad"/><draw:image xlink:href="./ObjectReplacements/Object 10" xlink:type="simple" xlink:show="embed" xlink:actuate="onLoad"/></draw:frame> такие, что будет выполнена система матричных неравенств и уравнений (4), ко­торая представляет собой некоторую <text:span text:style-name="T1">выпуклую</text:span> аппроксимацию <text:span text:style-name="T1">невыпуклой</text:span> за­дачи. Если система (4) будет разрешима, то будет разрешима и исходная задача, а требуемое управление можно построить по формуле (5). Этот результат явил­ся базовым для последующих исследований.</text:p>
      <text:p text:style-name="Standard"/>
      <text:h text:style-name="Heading_20_2" text:outline-level="2">Слайд 5</text:h>
      <text:p text:style-name="Standard">Усложним задачу: пусть теперь у нас есть некоторая динамическая система, ра­ботающая в нескольких режимах, процесс переключения между которыми мо­делируется однородной марковской цепью с вероятностями переходов (7). Необходимо стабилизировать систему с помощью синтеза такого управления, представляющего собой обратную связь по выходу, что замкнутая система была бы экспоненциально устойчива в среднеквадратическом смысле.</text:p>
      <text:p text:style-name="Standard"/>
      <text:h text:style-name="Heading_20_2" text:outline-level="2"><text:soft-page-break/>Слайд 6</text:h>
      <text:p text:style-name="Standard">Справедлива следующая теорема: матрицы усиления <draw:frame draw:style-name="fr1" draw:name="Object11" text:anchor-type="as-char" svg:width="0.609cm" svg:height="0.529cm" draw:z-index="10"><draw:object xlink:href="./Object 11" xlink:type="simple" xlink:show="embed" xlink:actuate="onLoad"/><draw:image xlink:href="./ObjectReplacements/Object 11" xlink:type="simple" xlink:show="embed" xlink:actuate="onLoad"/></draw:frame> существуют тогда и только тогда, когда найдутся такие симметричные, положительно полуопреде­ленные матрицы параметров <draw:frame draw:style-name="fr1" draw:name="Object12" text:anchor-type="as-char" svg:width="0.6cm" svg:height="0.531cm" draw:z-index="11"><draw:object xlink:href="./Object 12" xlink:type="simple" xlink:show="embed" xlink:actuate="onLoad"/><draw:image xlink:href="./ObjectReplacements/Object 12" xlink:type="simple" xlink:show="embed" xlink:actuate="onLoad"/></draw:frame> и <draw:frame draw:style-name="fr2" draw:name="Object13" text:anchor-type="as-char" svg:width="0.572cm" svg:height="0.529cm" draw:z-index="12"><draw:object xlink:href="./Object 13" xlink:type="simple" xlink:show="embed" xlink:actuate="onLoad"/><draw:image xlink:href="./ObjectReplacements/Object 13" xlink:type="simple" xlink:show="embed" xlink:actuate="onLoad"/></draw:frame>, что будет справедливо уравнение (8). Матрицы <draw:frame draw:style-name="fr2" draw:name="Object14" text:anchor-type="as-char" svg:width="0.669cm" svg:height="0.529cm" draw:z-index="13"><draw:object xlink:href="./Object 14" xlink:type="simple" xlink:show="embed" xlink:actuate="onLoad"/><draw:image xlink:href="./ObjectReplacements/Object 14" xlink:type="simple" xlink:show="embed" xlink:actuate="onLoad"/></draw:frame> и <draw:frame draw:style-name="fr2" draw:name="Object15" text:anchor-type="as-char" svg:width="0.55cm" svg:height="0.529cm" draw:z-index="14"><draw:object xlink:href="./Object 15" xlink:type="simple" xlink:show="embed" xlink:actuate="onLoad"/><draw:image xlink:href="./ObjectReplacements/Object 15" xlink:type="simple" xlink:show="embed" xlink:actuate="onLoad"/></draw:frame> находятся из системы (9). Уже на базе этой теоремы будут даны условия реализуемости синтеза требуемых управлений, а также алгорит­мы их построения для следующих классов практических задач.</text:p>
      <text:p text:style-name="Standard"/>
      <text:h text:style-name="Heading_20_2" text:outline-level="2">Слайд 7</text:h>
      <text:p text:style-name="Standard">Во-первых, это задача робастной стабилизации. Пусть у нас есть динамическая система, описываемая системой (10), где <draw:frame draw:style-name="fr2" draw:name="Object16" text:anchor-type="as-char" svg:width="0.501cm" svg:height="0.529cm" draw:z-index="15"><draw:object xlink:href="./Object 16" xlink:type="simple" xlink:show="embed" xlink:actuate="onLoad"/><draw:image xlink:href="./ObjectReplacements/Object 16" xlink:type="simple" xlink:show="embed" xlink:actuate="onLoad"/></draw:frame> — неопределенные параметры, описываемые системой (11). Пары <draw:frame draw:style-name="fr2" draw:name="Object17" text:anchor-type="as-char" svg:width="1.49cm" svg:height="0.529cm" draw:z-index="16"><draw:object xlink:href="./Object 17" xlink:type="simple" xlink:show="embed" xlink:actuate="onLoad"/><draw:image xlink:href="./ObjectReplacements/Object 17" xlink:type="simple" xlink:show="embed" xlink:actuate="onLoad"/></draw:frame> представляют собой грани полито­па. Иными словами, ставится задача <text:span text:style-name="T1">робастной стабилизации системы с по­литопической неопределенностью</text:span>.</text:p>
      <text:p text:style-name="Standard"/>
      <text:h text:style-name="Heading_20_2" text:outline-level="2">Слайд 8</text:h>
      <text:p text:style-name="Standard">Справедлива аналогичная теорема.</text:p>
      <text:p text:style-name="Standard"/>
      <text:h text:style-name="Heading_20_2" text:outline-level="2">Слайд 9</text:h>
      <text:p text:style-name="Standard">Исходя из результата этой теоремы, используя метод Крузиуса-Трофино, после ряда преобразований, дается алгоритм решения задачи робастной стабилиза­ции, который заключается в следующем. На первом шаге необходимо решить систему матричных неравенств и уравнений (14) относительно переменных <draw:frame draw:style-name="fr2" draw:name="Object18" text:anchor-type="as-char" svg:width="0.656cm" svg:height="0.529cm" draw:z-index="17"><draw:object xlink:href="./Object 18" xlink:type="simple" xlink:show="embed" xlink:actuate="onLoad"/><draw:image xlink:href="./ObjectReplacements/Object 18" xlink:type="simple" xlink:show="embed" xlink:actuate="onLoad"/></draw:frame>, <draw:frame draw:style-name="fr2" draw:name="Object19" text:anchor-type="as-char" svg:width="0.577cm" svg:height="0.529cm" draw:z-index="18"><draw:object xlink:href="./Object 19" xlink:type="simple" xlink:show="embed" xlink:actuate="onLoad"/><draw:image xlink:href="./ObjectReplacements/Object 19" xlink:type="simple" xlink:show="embed" xlink:actuate="onLoad"/></draw:frame>, <draw:frame draw:style-name="fr2" draw:name="Object20" text:anchor-type="as-char" svg:width="0.72cm" svg:height="0.529cm" draw:z-index="19"><draw:object xlink:href="./Object 20" xlink:type="simple" xlink:show="embed" xlink:actuate="onLoad"/><draw:image xlink:href="./ObjectReplacements/Object 20" xlink:type="simple" xlink:show="embed" xlink:actuate="onLoad"/></draw:frame> и <draw:frame draw:style-name="fr2" draw:name="Object21" text:anchor-type="as-char" svg:width="0.515cm" svg:height="0.467cm" draw:z-index="20"><draw:object xlink:href="./Object 21" xlink:type="simple" xlink:show="embed" xlink:actuate="onLoad"/><draw:image xlink:href="./ObjectReplacements/Object 21" xlink:type="simple" xlink:show="embed" xlink:actuate="onLoad"/></draw:frame>. Если эту систему удастся разрешить, то засчет задания произ­вольных матриц параметров <draw:frame draw:style-name="fr2" draw:name="Object22" text:anchor-type="as-char" svg:width="0.459cm" svg:height="0.467cm" draw:z-index="21"><draw:object xlink:href="./Object 22" xlink:type="simple" xlink:show="embed" xlink:actuate="onLoad"/><draw:image xlink:href="./ObjectReplacements/Object 22" xlink:type="simple" xlink:show="embed" xlink:actuate="onLoad"/></draw:frame>, искомое семейство матриц усиления находится из уравнения (15).</text:p>
      <text:p text:style-name="Standard"/>
      <text:h text:style-name="Heading_20_2" text:outline-level="2">Слайд 10</text:h>
      <text:p text:style-name="Standard">Помимо этого, рассматривается задача одновременной стабилизации. Пусть у нас дан частный случай (16) исходной системы (6), где все искомые матрицы усиления являются одной и той же матрицей, а вероятности перехода между ре­жимами либо равны 0, либо пренебрежимо малы.</text:p>
      <text:p text:style-name="Standard"/>
      <text:h text:style-name="Heading_20_2" text:outline-level="2">Слайд 11</text:h>
      <text:p text:style-name="Standard">Справедлива аналогичная теорема.</text:p>
      <text:p text:style-name="Standard"/>
      <text:h text:style-name="Heading_20_2" text:outline-level="2">Слайд 12</text:h>
      <text:p text:style-name="Standard">Дается аналогичный алгоритм.</text:p>
      <text:p text:style-name="Standard"/>
      <text:h text:style-name="Heading_20_2" text:outline-level="2"><text:soft-page-break/>Слайд 13</text:h>
      <text:p text:style-name="Standard">Более того, полученный результат можно использовать и для синтеза пассифи­цирующей обратной связи. Пусть у нас дана динамическая система, эволюция которой описывается системой (21), где <draw:frame draw:style-name="fr2" draw:name="Object23" text:anchor-type="as-char" svg:width="0.534cm" svg:height="0.467cm" draw:z-index="22"><draw:object xlink:href="./Object 23" xlink:type="simple" xlink:show="embed" xlink:actuate="onLoad"/><draw:image xlink:href="./ObjectReplacements/Object 23" xlink:type="simple" xlink:show="embed" xlink:actuate="onLoad"/></draw:frame> – контрольный выход, а <draw:frame draw:style-name="fr2" draw:name="Object24" text:anchor-type="as-char" svg:width="0.399cm" svg:height="0.467cm" draw:z-index="23"><draw:object xlink:href="./Object 24" xlink:type="simple" xlink:show="embed" xlink:actuate="onLoad"/><draw:image xlink:href="./ObjectReplacements/Object 24" xlink:type="simple" xlink:show="embed" xlink:actuate="onLoad"/></draw:frame> – вектор наблюдений. Неопределенные параметры ограничены с помощью неравенств (22). Кроме того, важную роль играет множество <draw:frame draw:style-name="fr2" draw:name="Object25" text:anchor-type="as-char" svg:width="0.656cm" svg:height="0.529cm" draw:z-index="24"><draw:object xlink:href="./Object 25" xlink:type="simple" xlink:show="embed" xlink:actuate="onLoad"/><draw:image xlink:href="./ObjectReplacements/Object 25" xlink:type="simple" xlink:show="embed" xlink:actuate="onLoad"/></draw:frame>, описываемое (23). В этом случае условие строгой <draw:frame draw:style-name="fr2" draw:name="Object26" text:anchor-type="as-char" svg:width="0.506cm" svg:height="0.467cm" draw:z-index="25"><draw:object xlink:href="./Object 26" xlink:type="simple" xlink:show="embed" xlink:actuate="onLoad"/><draw:image xlink:href="./ObjectReplacements/Object 26" xlink:type="simple" xlink:show="embed" xlink:actuate="onLoad"/></draw:frame>-пассивности (23) можно переписать в виде неравен­ства (25).</text:p>
      <text:p text:style-name="Standard"/>
      <text:h text:style-name="Heading_20_2" text:outline-level="2">Слайд 14</text:h>
      <text:p text:style-name="Standard">Справедлива аналогичная теорема.</text:p>
      <text:p text:style-name="Standard"/>
      <text:h text:style-name="Heading_20_2" text:outline-level="2">Слайд 15</text:h>
      <text:p text:style-name="Standard">И можно привести алгоритм решения поставленной задачи, который позволяет помимо семейства матриц усиления, отыскать и необходимую матрицу <draw:frame draw:style-name="fr2" draw:name="Object27" text:anchor-type="as-char" svg:width="0.506cm" svg:height="0.467cm" draw:z-index="26"><draw:object xlink:href="./Object 27" xlink:type="simple" xlink:show="embed" xlink:actuate="onLoad"/><draw:image xlink:href="./ObjectReplacements/Object 27" xlink:type="simple" xlink:show="embed" xlink:actuate="onLoad"/></draw:frame>.</text:p>
      <text:p text:style-name="Standard"/>
      <text:h text:style-name="Heading_20_2" text:outline-level="2">Слайд 16</text:h>
      <text:p text:style-name="Standard">В качестве примера использования приведенных алгоритмов, рассматривается задача стабилизации продольного углового движения многорежимного лета­тельного аппарата, которая заключается в том, чтобы построить такой регуля­тор, который бы с помощью постоянных настроек обеспечивал бы стабилиза­цию полета во всех возможных режимах. Линеаризованная модель полета зада­ется системой (31). Управление представляет собой отклонение руля.</text:p>
      <text:p text:style-name="Standard"/>
      <text:h text:style-name="Heading_20_2" text:outline-level="2">Слайд 17</text:h>
      <text:p text:style-name="Standard">Предполагаем, что летательный аппарат имеет 9 режимов работы, описывае­мых, соответственно, следующими матрицами.</text:p>
      <text:p text:style-name="Standard"/>
      <text:h text:style-name="Heading_20_2" text:outline-level="2">Слайд 18</text:h>
      <text:p text:style-name="Standard">В результате применения алгоритмов к поставленной задаче, получаем се­мейство матриц усиления. Две матрицы этого семейства приведены на слайде.</text:p>
      <text:p text:style-name="Standard"/>
      <text:h text:style-name="Heading_20_2" text:outline-level="2">Слайд 19</text:h>
      <text:p text:style-name="Standard">Переходные процессы приведены на следующем графике. Алгоритмы реализо­вывались в среде SciLab с использованием решателя CSDPA и синтаксического анализатора SciYalmip, разрабатываемого аспирантом кафедры ПТВ Соловье­вым Сергеем под руководством профессора Пакшина Павла Владимировича.</text:p>
      <text:p text:style-name="Standard"/>
      <text:h text:style-name="Heading_20_2" text:outline-level="2">Слайд 20</text:h>
      <text:p text:style-name="Standard">Однако не стоит забывать, что в основе всех приведенных алгоритмов лежит <text:soft-page-break/>метод Крузиуса-Трофино, который является лишь достаточным, но никак не необходимым. На слайде приведены специально подобранные примеры матриц, для которых алгоритмы не работают. Следовательно, необходимы новые подхо­ды к решению поставленной задачи.</text:p>
      <text:p text:style-name="Standard"/>
      <text:h text:style-name="Heading_20_2" text:outline-level="2">Слайд 21</text:h>
      <text:p text:style-name="Standard">Итак, заключение. Была исследована исходная задача управления, был приве­ден результат Крузиуса-Трофино, который явился базовым для дальнейших ис­следований. Были рассмотрены важные классы прикладных задач, даны алго­ритмы их решения, основанные на достаточных условия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/>
    <style:font-face style:name="Linux Libertine" svg:font-family="'Linux Libertine'" style:font-adornments="Bold Italic" style:font-pitch="variable"/>
    <style:font-face style:name="Arial" svg:font-family="Arial" style:font-family-generic="swiss" style:font-pitch="variable"/>
    <style:font-face style:name="Droid Sans" svg:font-family="'Droid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tru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beration Serif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end" style:justify-single-word="false" style:page-number="auto"/>
      <style:text-properties style:font-name="Droid Sans" fo:font-size="170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nux Libertine" fo:font-size="18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Frame_20_contents" style:display-name="Frame contents" style:family="paragraph" style:parent-style-name="Text_20_body" style:class="extra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.344cm" fo:margin-right="3.07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699cm" fo:page-height="11.4cm" style:num-format="" style:paper-tray-name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rge Arkhipov</meta:initial-creator>
    <meta:creation-date>2009-06-14T16:12:21</meta:creation-date>
    <dc:date>2009-06-14T17:57:50</dc:date>
    <dc:creator>Serge Arkhipov</dc:creator>
    <meta:editing-duration>PT01H45M24S</meta:editing-duration>
    <meta:editing-cycles>26</meta:editing-cycles>
    <meta:generator>OpenOffice.org/3.1$Linux OpenOffice.org_project/310m11$Build-9399</meta:generator>
    <meta:document-statistic meta:table-count="0" meta:image-count="0" meta:object-count="27" meta:page-count="4" meta:paragraph-count="43" meta:word-count="753" meta:character-count="592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M</math:mi>
    <math:annotation math:encoding="StarMath 5.0">M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>F</math:mi>
      <math:mi>i</math:mi>
    </math:msub>
    <math:annotation math:encoding="StarMath 5.0">F_i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Q</math:mi>
      <math:mi>i</math:mi>
    </math:msub>
    <math:annotation math:encoding="StarMath 5.0">Q_i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i>R</math:mi>
      <math:mi>i</math:mi>
    </math:msub>
    <math:annotation math:encoding="StarMath 5.0">R_i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ub>
      <math:mi>H</math:mi>
      <math:mi>i</math:mi>
    </math:msub>
    <math:annotation math:encoding="StarMath 5.0">H_i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ub>
      <math:mi>L</math:mi>
      <math:mi>i</math:mi>
    </math:msub>
    <math:annotation math:encoding="StarMath 5.0">L_i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b>
      <math:mo math:stretchy="false">ξ</math:mo>
      <math:mi>i</math:mi>
    </math:msub>
    <math:annotation math:encoding="StarMath 5.0">%xi_i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sub>
          <math:mi>A</math:mi>
          <math:mi>i</math:mi>
        </math:msub>
        <math:mi>,</math:mi>
        <math:msub>
          <math:mi>B</math:mi>
          <math:mi>i</math:mi>
        </math:msub>
      </math:mrow>
      <math:mo math:stretchy="false">)</math:mo>
    </math:mrow>
    <math:annotation math:encoding="StarMath 5.0">(A_i,B_i)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b>
      <math:mi>X</math:mi>
      <math:mi>i</math:mi>
    </math:msub>
    <math:annotation math:encoding="StarMath 5.0">X_i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b>
      <math:mi>Y</math:mi>
      <math:mi>i</math:mi>
    </math:msub>
    <math:annotation math:encoding="StarMath 5.0">Y_i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y</math:mi>
    <math:annotation math:encoding="StarMath 5.0">y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ub>
      <math:mi>M</math:mi>
      <math:mi>i</math:mi>
    </math:msub>
    <math:annotation math:encoding="StarMath 5.0">M_i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i>K</math:mi>
    <math:annotation math:encoding="StarMath 5.0">K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i>Z</math:mi>
    <math:annotation math:encoding="StarMath 5.0">Z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o math:stretchy="false">ω</math:mo>
    <math:annotation math:encoding="StarMath 5.0">%omega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i>z</math:mi>
    <math:annotation math:encoding="StarMath 5.0">z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 math:stretchy="false">Δ</math:mo>
      <math:mn>0</math:mn>
    </math:msub>
    <math:annotation math:encoding="StarMath 5.0">%DELTA_0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i>G</math:mi>
    <math:annotation math:encoding="StarMath 5.0">G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G</math:mi>
    <math:annotation math:encoding="StarMath 5.0">G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u</math:mi>
    <math:annotation math:encoding="StarMath 5.0">u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u</math:mi>
    <math:annotation math:encoding="StarMath 5.0">u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